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8.5pt" style:font-size-asian="8.5pt" style:font-size-complex="8.5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8.5pt" style:font-size-asian="8.5pt" style:font-size-complex="8.5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Monospace" fo:font-size="8.5pt" style:font-size-asian="8.5pt" style:font-size-complex="8.5pt"/>
    </style:style>
    <style:style style:name="P4" style:family="paragraph" style:parent-style-name="Standard">
      <style:text-properties fo:font-size="8.5pt" style:font-size-asian="8.5pt" style:font-size-complex="8.5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8.5pt" style:font-size-asian="8.5pt" style:font-size-complex="8.5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.5pt" style:font-size-asian="8.5pt" style:font-size-complex="8.5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8.5pt" style:font-size-asian="8.5pt" style:font-size-complex="8.5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/>
    </style:style>
    <style:style style:name="T3" style:family="text">
      <style:text-properties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::: Comparing the same stream :::</text:p>
      <text:p text:style-name="P2"/>
      <text:p text:style-name="P1">Protocoles <text:s text:c="3"/>| <text:s text:c="6"/>Cosine <text:s text:c="6"/>| <text:s text:c="5"/>Jaccard <text:s text:c="6"/>| <text:s text:c="7"/>RBF <text:s text:c="8"/>| <text:s text:c="7"/>NGram <text:s text:c="6"/>| <text:s text:c="2"/>Needleman_Wunch <text:s/>| <text:s text:c="2"/>Smith_Waterman <text:s/>|</text:p>
      <text:p text:style-name="P1">--------------------------------------------------------------------------------------------------------------------------------------------</text:p>
      <text:p text:style-name="P1"><text:s text:c="4"/>http/http | <text:s text:c="12"/>1.0000 | <text:s text:c="12"/>1.0000 | <text:s text:c="12"/>1.0000 | <text:s text:c="12"/>1.0000 | <text:s text:c="12"/>1.0000 |</text:p>
      <text:p text:style-name="P1">-------------------------------------------------------------------------------------------------------------------------------------------</text:p>
      <text:p text:style-name="P1"><text:s text:c="6"/>sip/sip | <text:s text:c="12"/>1.0000 | <text:s text:c="12"/>1.0000 | <text:s text:c="12"/>1.0000 | <text:s text:c="12"/>1.0000 | <text:s text:c="12"/>1.0000 |</text:p>
      <text:p text:style-name="P1">-------------------------------------------------------------------------------------------------------------------------------------------</text:p>
      <text:p text:style-name="P1"><text:s text:c="6"/>rtp/rtp | <text:s text:c="12"/>1.0000 | <text:s text:c="12"/>1.0000 | <text:s text:c="12"/>1.0000 | <text:s text:c="12"/>1.0000 | <text:s text:c="12"/>1.0000 |</text:p>
      <text:p text:style-name="P1">-------------------------------------------------------------------------------------------------------------------------------------------</text:p>
      <text:p text:style-name="P1"><text:s text:c="5"/>http/sip | <text:s text:c="12"/>0.6212 | <text:s text:c="12"/>0.7389 | <text:s text:c="12"/>0.0000 | <text:s text:c="12"/>0.1822 | <text:s text:c="12"/>0.5300 |</text:p>
      <text:p text:style-name="P1">-------------------------------------------------------------------------------------------------------------------------------------------</text:p>
      <text:p text:style-name="P1"><text:s text:c="5"/>http/rtp | <text:s text:c="12"/>0.4605 | <text:s text:c="12"/>0.5977 | <text:s text:c="12"/>0.0000 | <text:s text:c="12"/>0.2108 | <text:s text:c="12"/>0.5404 |</text:p>
      <text:p text:style-name="P1">-------------------------------------------------------------------------------------------------------------------------------------------</text:p>
      <text:p text:style-name="P3"><text:s text:c="6"/>rtp/sip | <text:s text:c="12"/>0.4578 | <text:s text:c="12"/>0.4688 | <text:s text:c="12"/>0.0000 | <text:s text:c="12"/>0.1880 | <text:s text:c="12"/>0.5251 |</text:p>
      <text:p text:style-name="P1"/>
      <text:p text:style-name="P1">::: Comparing the 50% same stream :::</text:p>
      <text:p text:style-name="P2"/>
      <text:p text:style-name="P1">Protocoles <text:s text:c="3"/>| <text:s text:c="6"/>Cosine <text:s text:c="6"/>| <text:s text:c="5"/>Jaccard <text:s text:c="6"/>| <text:s text:c="7"/>RBF <text:s text:c="8"/>| <text:s text:c="7"/>NGram <text:s text:c="6"/>| <text:s text:c="2"/>Needleman_Wunch <text:s/>| <text:s text:c="2"/>Smith_Waterman <text:s/>|</text:p>
      <text:p text:style-name="P1">--------------------------------------------------------------------------------------------------------------------------------------------</text:p>
      <text:p text:style-name="P1"><text:s text:c="4"/>http/http | <text:s text:c="12"/>0.9118 | <text:s text:c="12"/>0.5977 | <text:s text:c="12"/>0.0000 | <text:s text:c="12"/>0.2326 | <text:s text:c="12"/>0.5213 |</text:p>
      <text:p text:style-name="P1">-------------------------------------------------------------------------------------------------------------------------------------------</text:p>
      <text:p text:style-name="P1"><text:s text:c="6"/>sip/sip | <text:s text:c="12"/>0.9853 | <text:s text:c="12"/>0.8083 | <text:s text:c="12"/>0.0000 | <text:s text:c="12"/>0.7782 | <text:s text:c="12"/>0.8044 |</text:p>
      <text:p text:style-name="P1">-------------------------------------------------------------------------------------------------------------------------------------------</text:p>
      <text:p text:style-name="P1"><text:s text:c="6"/>rtp/rtp | <text:s text:c="12"/>0.9758 | <text:s text:c="12"/>1.0000 | <text:s text:c="12"/>0.0000 | <text:s text:c="12"/>0.1720 | <text:s text:c="12"/>0.5552 |</text:p>
      <text:p text:style-name="P1">-------------------------------------------------------------------------------------------------------------------------------------------</text:p>
      <text:p text:style-name="P1"><text:s text:c="5"/>http/sip | <text:s text:c="12"/>0.5418 | <text:s text:c="12"/>0.5924 | <text:s text:c="12"/>0.0000 | <text:s text:c="12"/>0.1481 | <text:s text:c="12"/>0.5223 |</text:p>
      <text:p text:style-name="P1">-------------------------------------------------------------------------------------------------------------------------------------------</text:p>
      <text:p text:style-name="P1"><text:s text:c="5"/>http/rtp | <text:s text:c="12"/>0.4544 | <text:s text:c="12"/>0.5977 | <text:s text:c="12"/>0.0000 | <text:s text:c="12"/>0.2076 | <text:s text:c="12"/>0.5393 |</text:p>
      <text:p text:style-name="P1">-------------------------------------------------------------------------------------------------------------------------------------------</text:p>
      <text:p text:style-name="P3"><text:s text:c="6"/>rtp/sip | <text:s text:c="12"/>0.4257 | <text:s text:c="12"/>0.3789 | <text:s text:c="12"/>0.0000 | <text:s text:c="12"/>0.1638 | <text:s text:c="12"/>0.5185 |</text:p>
      <text:p text:style-name="P1"/>
      <text:p text:style-name="P1">::: Comparing the tow different streams :::</text:p>
      <text:p text:style-name="P2"/>
      <text:p text:style-name="P1">Protocoles <text:s text:c="3"/>| <text:s text:c="6"/>Cosine <text:s text:c="6"/>| <text:s text:c="5"/>Jaccard <text:s text:c="6"/>| <text:s text:c="7"/>RBF <text:s text:c="8"/>| <text:s text:c="7"/>NGram <text:s text:c="6"/>| <text:s text:c="2"/>Needleman_Wunch <text:s/>| <text:s text:c="2"/>Smith_Waterman <text:s/>|</text:p>
      <text:p text:style-name="P1">--------------------------------------------------------------------------------------------------------------------------------------------</text:p>
      <text:p text:style-name="P1"><text:s text:c="4"/>http/http | <text:s text:c="12"/>0.5353 | <text:s text:c="12"/>0.3308 | <text:s text:c="12"/>0.0000 | <text:s text:c="12"/>0.0779 | <text:s text:c="12"/>0.5078 |</text:p>
      <text:p text:style-name="P1">-------------------------------------------------------------------------------------------------------------------------------------------</text:p>
      <text:p text:style-name="P1"><text:s text:c="6"/>sip/sip | <text:s text:c="12"/>0.9293 | <text:s text:c="12"/>0.8014 | <text:s text:c="12"/>0.0000 | <text:s text:c="12"/>0.4437 | <text:s text:c="12"/>0.6233 |</text:p>
      <text:p text:style-name="P1">-------------------------------------------------------------------------------------------------------------------------------------------</text:p>
      <text:p text:style-name="P1"><text:s text:c="6"/>rtp/rtp | <text:s text:c="12"/>0.2392 | <text:s text:c="12"/>0.2427 | <text:s text:c="12"/>0.0000 | <text:s text:c="12"/>0.0336 | <text:s text:c="12"/>0.5027 |</text:p>
      <text:p text:style-name="P1">-------------------------------------------------------------------------------------------------------------------------------------------</text:p>
      <text:p text:style-name="P1"><text:s text:c="5"/>http/sip | <text:s text:c="12"/>0.5979 | <text:s text:c="12"/>0.7826 | <text:s text:c="12"/>0.0000 | <text:s text:c="12"/>0.1195 | <text:s text:c="12"/>0.5167 |</text:p>
      <text:p text:style-name="P1">-------------------------------------------------------------------------------------------------------------------------------------------</text:p>
      <text:p text:style-name="P1"><text:s text:c="5"/>http/rtp | <text:s text:c="12"/>0.2095 | <text:s text:c="12"/>0.2663 | <text:s text:c="12"/>0.0000 | <text:s text:c="12"/>0.0560 | <text:s text:c="12"/>0.5047 |</text:p>
      <text:p text:style-name="P1">-------------------------------------------------------------------------------------------------------------------------------------------</text:p>
      <text:p text:style-name="P3"><text:s text:c="6"/>rtp/sip | <text:s text:c="12"/>0.5177 | <text:s text:c="12"/>0.5234 | <text:s text:c="12"/>0.0000 | <text:s text:c="12"/>0.1371 | <text:s text:c="12"/>0.5148 |</text:p>
      <text:p text:style-name="P1"/>
      <text:p text:style-name="P1"><text:soft-page-break/></text:p>
      <text:p text:style-name="P1">::: Comparing the same stream :::</text:p>
      <text:p text:style-name="P2"/>
      <text:p text:style-name="P6"><text:span text:style-name="T2">Protocoles <text:s text:c="3"/>| <text:s text:c="6"/>Cosine <text:s text:c="6"/>| <text:s text:c="5"/>Jaccard <text:s text:c="6"/>| <text:s text:c="7"/>RBF <text:s text:c="8"/>| <text:s text:c="7"/>NGram <text:s text:c="6"/>| <text:s text:c="2"/>Needleman_Wunch <text:s/>| <text:s text:c="2"/>Smith_Waterman <text:s/>|</text:span></text:p>
      <text:p text:style-name="P6"><text:span text:style-name="T2">--------------------------------------------------------------------------------------------------------------------------------------------</text:span></text:p>
      <text:p text:style-name="P6"><text:span text:style-name="T2"><text:s text:c="4"/>http/http | <text:s text:c="12"/>1.0000 | <text:s text:c="12"/>1.0000 | <text:s text:c="12"/>1.0000 | <text:s text:c="12"/>1.0000 | <text:s text:c="12"/>1.0000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6"/>sip/sip | <text:s text:c="12"/>1.0000 | <text:s text:c="12"/>1.0000 | <text:s text:c="12"/>1.0000 | <text:s text:c="12"/>1.0000 | <text:s text:c="12"/>1.0000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6"/>rtp/rtp | <text:s text:c="12"/>1.0000 | <text:s text:c="12"/>1.0000 | <text:s text:c="12"/>1.0000 | <text:s text:c="12"/>1.0000 | <text:s text:c="12"/>1.0000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6"/>sdp/sdp | <text:s text:c="12"/>1.0000 | <text:s text:c="12"/>1.0000 | <text:s text:c="12"/>1.0000 | <text:s text:c="12"/>1.0000 | <text:s text:c="12"/>1.0000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5"/>http/sip | <text:s text:c="12"/>0.6212 | <text:s text:c="12"/>0.7389 | <text:s text:c="12"/>0.8322 | <text:s text:c="12"/>0.1822 | <text:s text:c="12"/>0.5300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5"/>http/rtp | <text:s text:c="12"/>0.4605 | <text:s text:c="12"/>0.5977 | <text:s text:c="12"/>0.8413 | <text:s text:c="12"/>0.2108 | <text:s text:c="12"/>0.5404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5"/>http/sdp | <text:s text:c="12"/>0.6649 | <text:s text:c="12"/>0.8313 | <text:s text:c="12"/>0.8744 | <text:s text:c="12"/>0.2783 | <text:s text:c="12"/>0.5679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6"/>rtp/sip | <text:s text:c="12"/>0.4578 | <text:s text:c="12"/>0.4688 | <text:s text:c="12"/>0.9183 | <text:s text:c="12"/>0.1880 | <text:s text:c="12"/>0.5251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6"/>sip/sdp | <text:s text:c="12"/>0.6128 | <text:s text:c="12"/>0.7372 | <text:s text:c="12"/>0.8788 | <text:s text:c="12"/>0.2242 | <text:s text:c="12"/>0.5409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7"><text:span text:style-name="T2"><text:s text:c="6"/>rtp/sdp | <text:s text:c="12"/>0.5351 | <text:s text:c="12"/>0.5898 | <text:s text:c="12"/>0.8901 | <text:s text:c="12"/>0.1690 | <text:s text:c="12"/>0.5551 |</text:span></text:p>
      <text:p text:style-name="P6"><text:span text:style-name="T2"/></text:p>
      <text:p text:style-name="P6"><text:span text:style-name="T2">::: Comparing the 50% same stream :::</text:span></text:p>
      <text:p text:style-name="P2"/>
      <text:p text:style-name="P6"><text:span text:style-name="T2">Protocoles <text:s text:c="3"/>| <text:s text:c="6"/>Cosine <text:s text:c="6"/>| <text:s text:c="5"/>Jaccard <text:s text:c="6"/>| <text:s text:c="7"/>RBF <text:s text:c="8"/>| <text:s text:c="7"/>NGram <text:s text:c="6"/>| <text:s text:c="2"/>Needleman_Wunch <text:s/>| <text:s text:c="2"/>Smith_Waterman <text:s/>|</text:span></text:p>
      <text:p text:style-name="P6"><text:span text:style-name="T2">--------------------------------------------------------------------------------------------------------------------------------------------</text:span></text:p>
      <text:p text:style-name="P6"><text:span text:style-name="T2"><text:s text:c="4"/>http/http | <text:s text:c="12"/>0.9118 | <text:s text:c="12"/>0.5977 | <text:s text:c="12"/>0.9399 | <text:s text:c="12"/>0.2326 | <text:s text:c="12"/>0.5213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6"/>sip/sip | <text:s text:c="12"/>0.9853 | <text:s text:c="12"/>0.8083 | <text:s text:c="12"/>0.9645 | <text:s text:c="12"/>0.7782 | <text:s text:c="12"/>0.8044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6"/>rtp/rtp | <text:s text:c="12"/>0.9758 | <text:s text:c="12"/>1.0000 | <text:s text:c="12"/>0.9860 | <text:s text:c="12"/>0.1720 | <text:s text:c="12"/>0.5552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6"/>sdp/sdp | <text:s text:c="12"/>0.9875 | <text:s text:c="12"/>0.9671 | <text:s text:c="12"/>0.9788 | <text:s text:c="12"/>0.6960 | <text:s text:c="12"/>0.7706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5"/>http/sip | <text:s text:c="12"/>0.5418 | <text:s text:c="12"/>0.5924 | <text:s text:c="12"/>0.8214 | <text:s text:c="12"/>0.1481 | <text:s text:c="12"/>0.5223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5"/>http/rtp | <text:s text:c="12"/>0.4544 | <text:s text:c="12"/>0.5977 | <text:s text:c="12"/>0.8420 | <text:s text:c="12"/>0.2076 | <text:s text:c="12"/>0.5393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5"/>http/sdp | <text:s text:c="12"/>0.6145 | <text:s text:c="12"/>0.8133 | <text:s text:c="12"/>0.8627 | <text:s text:c="12"/>0.2652 | <text:s text:c="12"/>0.5580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6"/>rtp/sip | <text:s text:c="12"/>0.4257 | <text:s text:c="12"/>0.3789 | <text:s text:c="12"/>0.9227 | <text:s text:c="12"/>0.1638 | <text:s text:c="12"/>0.5185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6"/>sip/sdp | <text:s text:c="12"/>0.5713 | <text:s text:c="12"/>0.7179 | <text:s text:c="12"/>0.8727 | <text:s text:c="12"/>0.2324 | <text:s text:c="12"/>0.5431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7"><text:span text:style-name="T2"><text:s text:c="6"/>rtp/sdp | <text:s text:c="12"/>0.5120 | <text:s text:c="12"/>0.5781 | <text:s text:c="12"/>0.8919 | <text:s text:c="12"/>0.2016 | <text:s text:c="12"/>0.5509 |</text:span></text:p>
      <text:p text:style-name="P6"><text:soft-page-break/><text:span text:style-name="T2"/></text:p>
      <text:p text:style-name="P6"><text:span text:style-name="T2">::: Comparing the tow different streams :::</text:span></text:p>
      <text:p text:style-name="P2"/>
      <text:p text:style-name="P6"><text:span text:style-name="T2">Protocoles <text:s text:c="3"/>| <text:s text:c="6"/>Cosine <text:s text:c="6"/>| <text:s text:c="5"/>Jaccard <text:s text:c="6"/>| <text:s text:c="7"/>RBF <text:s text:c="8"/>| <text:s text:c="7"/>NGram <text:s text:c="6"/>| <text:s text:c="2"/>Needleman_Wunch <text:s/>| <text:s text:c="2"/>Smith_Waterman <text:s/>|</text:span></text:p>
      <text:p text:style-name="P6"><text:span text:style-name="T2">--------------------------------------------------------------------------------------------------------------------------------------------</text:span></text:p>
      <text:p text:style-name="P6"><text:span text:style-name="T2"><text:s text:c="4"/>http/http | <text:s text:c="12"/>0.5353 | <text:s text:c="12"/>0.3308 | <text:s text:c="17"/>� | <text:s text:c="12"/>0.0779 | <text:s text:c="12"/>0.5078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6"/>sip/sip | <text:s text:c="12"/>0.9293 | <text:s text:c="12"/>0.8014 | <text:s text:c="12"/>0.9036 | <text:s text:c="12"/>0.4437 | <text:s text:c="12"/>0.6233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6"/>rtp/rtp | <text:s text:c="12"/>0.2392 | <text:s text:c="12"/>0.2427 | <text:s text:c="12"/>0.7570 | <text:s text:c="12"/>0.0336 | <text:s text:c="12"/>0.5027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6"/>sdp/sdp | <text:s text:c="12"/>0.9900 | <text:s text:c="12"/>0.9545 | <text:s text:c="12"/>0.9588 | <text:s text:c="12"/>0.5298 | <text:s text:c="12"/>0.6272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5"/>http/sip | <text:s text:c="12"/>0.5979 | <text:s text:c="12"/>0.7826 | <text:s text:c="12"/>0.8144 | <text:s text:c="12"/>0.1195 | <text:s text:c="12"/>0.5167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5"/>http/rtp | <text:s text:c="12"/>0.2095 | <text:s text:c="12"/>0.2663 | <text:s text:c="12"/>0.7611 | <text:s text:c="12"/>0.0560 | <text:s text:c="12"/>0.5047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5"/>http/sdp | <text:s text:c="12"/>0.6566 | <text:s text:c="12"/>0.8253 | <text:s text:c="12"/>0.8890 | <text:s text:c="12"/>0.2426 | <text:s text:c="12"/>0.5853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6"/>rtp/sip | <text:s text:c="12"/>0.5177 | <text:s text:c="12"/>0.5234 | <text:s text:c="12"/>0.9396 | <text:s text:c="12"/>0.1371 | <text:s text:c="12"/>0.5148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6"><text:span text:style-name="T2"><text:s text:c="6"/>sip/sdp | <text:s text:c="12"/>0.6087 | <text:s text:c="12"/>0.7197 | <text:s text:c="12"/>0.8712 | <text:s text:c="12"/>0.1696 | <text:s text:c="12"/>0.5269 |</text:span></text:p>
      <text:p text:style-name="P6"><text:span text:style-name="T2">-------------------------------------------------------------------------------------------------------------------------------------------</text:span></text:p>
      <text:p text:style-name="P7"><text:span text:style-name="T2"><text:s text:c="6"/>rtp/sdp | <text:s text:c="12"/>0.5467 | <text:s text:c="12"/>0.5859 | <text:s text:c="12"/>0.8759 | <text:s text:c="12"/>0.2137 | <text:s text:c="12"/>0.5388 |</text:span></text:p>
      <text:p text:style-name="P6"><text:span text:style-name="T2"/>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1:52:33.754078506</meta:creation-date>
    <dc:date>2018-06-21T12:11:16.302360796</dc:date>
    <meta:editing-duration>PT18M34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3" meta:paragraph-count="108" meta:word-count="748" meta:character-count="13504" meta:non-whitespace-character-count="9358"/>
  </office:meta>
</office:document-meta>
</file>